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3" style:family="table">
      <style:table-properties style:width="17cm" table:align="margins"/>
    </style:style>
    <style:style style:name="Tabulka3.A" style:family="table-column">
      <style:table-column-properties style:column-width="5.667cm" style:rel-column-width="21845*"/>
    </style:style>
    <style:style style:name="Tabulka3.B" style:family="table-column">
      <style:table-column-properties style:column-width="11.333cm" style:rel-column-width="43690*"/>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4.195cm" style:rel-column-width="16169*"/>
    </style:style>
    <style:style style:name="Tabulka2.B" style:family="table-column">
      <style:table-column-properties style:column-width="5.946cm" style:rel-column-width="22921*"/>
    </style:style>
    <style:style style:name="Tabulka2.C" style:family="table-column">
      <style:table-column-properties style:column-width="6.86cm" style:rel-column-width="26445*"/>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C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2.6" style:family="table-row">
      <style:table-row-properties style:min-row-height="0.762cm"/>
    </style:style>
    <style:style style:name="Tabulka1" style:family="table">
      <style:table-properties style:width="17cm" table:align="margins"/>
    </style:style>
    <style:style style:name="Tabulka1.A" style:family="table-column">
      <style:table-column-properties style:column-width="3.598cm" style:rel-column-width="13871*"/>
    </style:style>
    <style:style style:name="Tabulka1.B" style:family="table-column">
      <style:table-column-properties style:column-width="13.402cm" style:rel-column-width="51664*"/>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B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text-properties officeooo:paragraph-rsid="00202506"/>
    </style:style>
    <style:style style:name="P2" style:family="paragraph" style:parent-style-name="Contents_20_Heading">
      <style:paragraph-properties fo:break-before="page"/>
    </style:style>
    <style:style style:name="P3" style:family="paragraph" style:parent-style-name="Text_20_body">
      <style:paragraph-properties fo:text-align="start" style:justify-single-word="false"/>
      <style:text-properties officeooo:rsid="001dc092" officeooo:paragraph-rsid="001dc092"/>
    </style:style>
    <style:style style:name="P4" style:family="paragraph" style:parent-style-name="Text_20_body">
      <style:paragraph-properties fo:text-align="center" style:justify-single-word="false"/>
      <style:text-properties fo:font-weight="bold" officeooo:rsid="001dc092" officeooo:paragraph-rsid="001dc092" style:font-weight-asian="bold" style:font-weight-complex="bold"/>
    </style:style>
    <style:style style:name="P5" style:family="paragraph" style:parent-style-name="Text_20_body">
      <style:text-properties officeooo:paragraph-rsid="00202506"/>
    </style:style>
    <style:style style:name="P6" style:family="paragraph" style:parent-style-name="Text_20_body">
      <style:text-properties officeooo:rsid="002b6774" officeooo:paragraph-rsid="002b6774"/>
    </style:style>
    <style:style style:name="P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00d" officeooo:paragraph-rsid="002c600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1103" officeooo:paragraph-rsid="002e110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officeooo:rsid="002e1103" officeooo:paragraph-rsid="002e110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start" style:justify-single-word="false"/>
      <style:text-properties officeooo:paragraph-rsid="002b6774"/>
    </style:style>
    <style:style style:name="P13" style:family="paragraph" style:parent-style-name="Text_20_body">
      <style:text-properties officeooo:rsid="003b4922" officeooo:paragraph-rsid="0040e73f"/>
    </style:style>
    <style:style style:name="P14" style:family="paragraph" style:parent-style-name="Text_20_body">
      <style:text-properties officeooo:rsid="003e9cfa" officeooo:paragraph-rsid="0040e73f"/>
    </style:style>
    <style:style style:name="P15" style:family="paragraph" style:parent-style-name="Text_20_body">
      <style:text-properties officeooo:rsid="003e9cfa" officeooo:paragraph-rsid="0043f56b"/>
    </style:style>
    <style:style style:name="P16" style:family="paragraph" style:parent-style-name="Text_20_body">
      <style:text-properties officeooo:paragraph-rsid="0040e73f"/>
    </style:style>
    <style:style style:name="P17" style:family="paragraph" style:parent-style-name="Text_20_body">
      <style:text-properties officeooo:rsid="0043f56b" officeooo:paragraph-rsid="0043f56b"/>
    </style:style>
    <style:style style:name="P18" style:family="paragraph" style:parent-style-name="Text_20_body">
      <style:text-properties officeooo:rsid="004671c2" officeooo:paragraph-rsid="004671c2"/>
    </style:style>
    <style:style style:name="P19" style:family="paragraph" style:parent-style-name="Text_20_body">
      <style:text-properties officeooo:rsid="00468e2a" officeooo:paragraph-rsid="00468e2a"/>
    </style:style>
    <style:style style:name="P20" style:family="paragraph" style:parent-style-name="Text_20_body">
      <style:text-properties officeooo:rsid="004e0a86" officeooo:paragraph-rsid="004e0a86"/>
    </style:style>
    <style:style style:name="P21" style:family="paragraph" style:parent-style-name="Standard">
      <style:paragraph-properties>
        <style:tab-stops>
          <style:tab-stop style:position="4.503cm"/>
        </style:tab-stops>
      </style:paragraph-properties>
      <style:text-properties fo:font-weight="bold" officeooo:paragraph-rsid="001dc092" style:font-weight-asian="bold" style:font-weight-complex="bold"/>
    </style:style>
    <style:style style:name="P22" style:family="paragraph" style:parent-style-name="Standard">
      <style:paragraph-properties>
        <style:tab-stops>
          <style:tab-stop style:position="4.503cm"/>
        </style:tab-stops>
      </style:paragraph-properties>
      <style:text-properties fo:font-weight="normal" officeooo:rsid="002a22a4" officeooo:paragraph-rsid="001dc092" style:font-weight-asian="normal" style:font-weight-complex="normal"/>
    </style:style>
    <style:style style:name="P23" style:family="paragraph" style:parent-style-name="Title">
      <style:text-properties officeooo:rsid="001dc092" officeooo:paragraph-rsid="001dc092"/>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0fde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635d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7cf6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d5e4" officeooo:paragraph-rsid="0034d5e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150e" officeooo:paragraph-rsid="0035150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35d0" officeooo:paragraph-rsid="003635d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cf64" officeooo:paragraph-rsid="0037cf6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fdef" officeooo:paragraph-rsid="0030fdef"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4d5e4" officeooo:paragraph-rsid="0034d5e4"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150e" officeooo:paragraph-rsid="0035150e"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635d0" officeooo:paragraph-rsid="003635d0"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cf64" officeooo:paragraph-rsid="0037cf64"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0fdef" officeooo:paragraph-rsid="0030fdef" style:font-weight-asian="normal" style:font-weight-complex="normal"/>
    </style:style>
    <style:style style:name="P38"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0fdef" officeooo:paragraph-rsid="003d350a" style:font-weight-asian="normal" style:font-weight-complex="normal"/>
    </style:style>
    <style:style style:name="P39"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be556" officeooo:paragraph-rsid="003d350a" style:font-weight-asian="normal" style:font-weight-complex="normal"/>
    </style:style>
    <style:style style:name="P40"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be556" officeooo:paragraph-rsid="003be556" style:font-weight-asian="normal" style:font-weight-complex="normal"/>
    </style:style>
    <style:style style:name="P41"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e9cfa" officeooo:paragraph-rsid="003e9cfa" style:font-weight-asian="normal" style:font-weight-complex="normal"/>
    </style:style>
    <style:style style:name="P42"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f728d" officeooo:paragraph-rsid="003f728d" style:font-weight-asian="normal" style:font-weight-complex="normal"/>
    </style:style>
    <style:style style:name="P43"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0fdef" officeooo:paragraph-rsid="0030fdef" style:font-weight-asian="bold" style:font-weight-complex="bold"/>
    </style:style>
    <style:style style:name="P44"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0fdef" officeooo:paragraph-rsid="003e9cfa" style:font-weight-asian="bold" style:font-weight-complex="bold"/>
    </style:style>
    <style:style style:name="P45"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be556" officeooo:paragraph-rsid="003be556" style:font-weight-asian="bold" style:font-weight-complex="bold"/>
    </style:style>
    <style:style style:name="P46" style:family="paragraph" style:parent-style-name="Text_20_body">
      <style:paragraph-properties fo:margin-left="0cm" fo:margin-right="0cm" fo:text-indent="0cm" style:auto-text-indent="false">
        <style:tab-stops>
          <style:tab-stop style:position="4.503cm"/>
        </style:tab-stops>
      </style:paragraph-properties>
      <style:text-properties fo:font-weight="bold" officeooo:rsid="003f728d" officeooo:paragraph-rsid="003f728d" style:font-weight-asian="bold" style:font-weight-complex="bold"/>
    </style:style>
    <style:style style:name="P47" style:family="paragraph" style:parent-style-name="Text_20_body">
      <style:paragraph-properties fo:margin-left="0cm" fo:margin-right="0cm" fo:text-indent="0cm" style:auto-text-indent="false">
        <style:tab-stops>
          <style:tab-stop style:position="4.503cm"/>
        </style:tab-stops>
      </style:paragraph-properties>
      <style:text-properties fo:font-weight="bold" officeooo:rsid="00422d04" officeooo:paragraph-rsid="00422d04" style:font-weight-asian="bold" style:font-weight-complex="bold"/>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Heading_20_1">
      <style:paragraph-properties fo:break-before="page"/>
      <style:text-properties officeooo:rsid="001dc092" officeooo:paragraph-rsid="001dc092"/>
    </style:style>
    <style:style style:name="P51" style:family="paragraph" style:parent-style-name="Heading_20_1">
      <style:paragraph-properties fo:break-before="page"/>
      <style:text-properties officeooo:rsid="00202506" officeooo:paragraph-rsid="00202506"/>
    </style:style>
    <style:style style:name="P52" style:family="paragraph" style:parent-style-name="Heading_20_1">
      <style:paragraph-properties fo:break-before="page"/>
      <style:text-properties officeooo:rsid="0025ace0" officeooo:paragraph-rsid="0025ace0"/>
    </style:style>
    <style:style style:name="P53" style:family="paragraph" style:parent-style-name="Heading_20_1">
      <style:paragraph-properties fo:break-before="page"/>
      <style:text-properties officeooo:rsid="004c90a8" officeooo:paragraph-rsid="004c90a8"/>
    </style:style>
    <style:style style:name="P54" style:family="paragraph" style:parent-style-name="Heading_20_2">
      <style:text-properties officeooo:rsid="0045f4b1" officeooo:paragraph-rsid="0045f4b1"/>
    </style:style>
    <style:style style:name="P55" style:family="paragraph" style:parent-style-name="Heading_20_3">
      <style:text-properties officeooo:rsid="004671c2" officeooo:paragraph-rsid="004671c2"/>
    </style:style>
    <style:style style:name="P56" style:family="paragraph" style:parent-style-name="Heading_20_3">
      <style:text-properties officeooo:rsid="00468e2a" officeooo:paragraph-rsid="00468e2a"/>
    </style:style>
    <style:style style:name="P57" style:family="paragraph" style:parent-style-name="Heading_20_3">
      <style:text-properties officeooo:rsid="004e0a86" officeooo:paragraph-rsid="004e0a86"/>
    </style:style>
    <style:style style:name="P58" style:family="paragraph" style:parent-style-name="Text_20_body">
      <style:text-properties officeooo:rsid="003b4922" officeooo:paragraph-rsid="0040e73f"/>
    </style:style>
    <style:style style:name="P59" style:family="paragraph" style:parent-style-name="Text_20_body" style:list-style-name="L1">
      <style:text-properties officeooo:rsid="003b4922" officeooo:paragraph-rsid="0040e73f"/>
    </style:style>
    <style:style style:name="P60" style:family="paragraph" style:parent-style-name="Text_20_body" style:list-style-name="L1">
      <style:text-properties officeooo:rsid="0043f56b" officeooo:paragraph-rsid="0043f56b"/>
    </style:style>
    <style:style style:name="P61" style:family="paragraph" style:parent-style-name="Text_20_body">
      <style:text-properties fo:font-weight="normal" officeooo:rsid="0043f56b" officeooo:paragraph-rsid="0043f56b" style:font-weight-asian="normal" style:font-weight-complex="normal"/>
    </style:style>
    <style:style style:name="P62" style:family="paragraph" style:parent-style-name="Text_20_body">
      <style:text-properties fo:font-weight="normal" officeooo:rsid="004586a9" officeooo:paragraph-rsid="004586a9" style:font-weight-asian="normal" style:font-weight-complex="normal"/>
    </style:style>
    <style:style style:name="P63" style:family="paragraph" style:parent-style-name="Text_20_body" style:list-style-name="L2">
      <style:text-properties officeooo:rsid="004671c2" officeooo:paragraph-rsid="004671c2"/>
    </style:style>
    <style:style style:name="P64" style:family="paragraph" style:parent-style-name="Text_20_body" style:list-style-name="L3">
      <style:text-properties officeooo:rsid="004671c2" officeooo:paragraph-rsid="004671c2"/>
    </style:style>
    <style:style style:name="P65" style:family="paragraph" style:parent-style-name="Text_20_body" style:list-style-name="L4">
      <style:text-properties officeooo:rsid="0050d969" officeooo:paragraph-rsid="0050d969"/>
    </style:style>
    <style:style style:name="P66" style:family="paragraph" style:parent-style-name="Text_20_body" style:list-style-name="L4">
      <style:text-properties officeooo:rsid="00493305" officeooo:paragraph-rsid="00493305"/>
    </style:style>
    <style:style style:name="P67" style:family="paragraph" style:parent-style-name="Text_20_body" style:list-style-name="L5">
      <style:text-properties officeooo:rsid="00493305" officeooo:paragraph-rsid="0050438f"/>
    </style:style>
    <style:style style:name="P68" style:family="paragraph" style:parent-style-name="Text_20_body" style:list-style-name="L4">
      <style:text-properties officeooo:rsid="004ab514" officeooo:paragraph-rsid="004ab514"/>
    </style:style>
    <style:style style:name="P69" style:family="paragraph" style:parent-style-name="Text_20_body" style:list-style-name="L4">
      <style:text-properties officeooo:rsid="004c90a8" officeooo:paragraph-rsid="004c90a8"/>
    </style:style>
    <style:style style:name="P70" style:family="paragraph" style:parent-style-name="Text_20_body" style:list-style-name="L6">
      <style:text-properties officeooo:rsid="004c90a8" officeooo:paragraph-rsid="004c90a8"/>
    </style:style>
    <style:style style:name="P71" style:family="paragraph" style:parent-style-name="Text_20_body" style:list-style-name="L4">
      <style:text-properties officeooo:rsid="0025ace0" officeooo:paragraph-rsid="0025ace0"/>
    </style:style>
    <style:style style:name="P72" style:family="paragraph" style:parent-style-name="Text_20_body" style:list-style-name="L5">
      <style:text-properties officeooo:rsid="0025ace0" officeooo:paragraph-rsid="00473e1e"/>
    </style:style>
    <style:style style:name="P73" style:family="paragraph" style:parent-style-name="Text_20_body" style:list-style-name="L5">
      <style:text-properties officeooo:rsid="0025ace0" officeooo:paragraph-rsid="002a22a4"/>
    </style:style>
    <style:style style:name="P74" style:family="paragraph" style:parent-style-name="Text_20_body" style:list-style-name="L4">
      <style:text-properties officeooo:rsid="0027aae7" officeooo:paragraph-rsid="0027aae7"/>
    </style:style>
    <style:style style:name="P75" style:family="paragraph" style:parent-style-name="Text_20_body" style:list-style-name="L5">
      <style:text-properties officeooo:rsid="0027aae7" officeooo:paragraph-rsid="00473e1e"/>
    </style:style>
    <style:style style:name="P76" style:family="paragraph" style:parent-style-name="Text_20_body" style:list-style-name="L6">
      <style:text-properties officeooo:rsid="005150bb" officeooo:paragraph-rsid="005150bb"/>
    </style:style>
    <style:style style:name="P77" style:family="paragraph" style:parent-style-name="Text_20_body" style:list-style-name="L6">
      <style:text-properties officeooo:rsid="00531feb" officeooo:paragraph-rsid="00531feb"/>
    </style:style>
    <style:style style:name="T1" style:family="text">
      <style:text-properties officeooo:rsid="001dc092"/>
    </style:style>
    <style:style style:name="T2" style:family="text">
      <style:text-properties officeooo:rsid="0023c51f"/>
    </style:style>
    <style:style style:name="T3" style:family="text">
      <style:text-properties fo:font-weight="normal" officeooo:rsid="0030fdef" style:font-weight-asian="normal" style:font-weight-complex="normal"/>
    </style:style>
    <style:style style:name="T4" style:family="text">
      <style:text-properties fo:font-weight="normal" officeooo:rsid="0043f56b" style:font-weight-asian="normal" style:font-weight-complex="normal"/>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2b6774"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2c600d"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officeooo:rsid="0035b100"/>
    </style:style>
    <style:style style:name="T8" style:family="text">
      <style:text-properties officeooo:rsid="003635d0"/>
    </style:style>
    <style:style style:name="T9" style:family="text">
      <style:text-properties officeooo:rsid="0037cf64"/>
    </style:style>
    <style:style style:name="T10" style:family="text">
      <style:text-properties officeooo:rsid="003e9cfa"/>
    </style:style>
    <style:style style:name="T11" style:family="text">
      <style:text-properties fo:font-weight="bold" officeooo:rsid="0030fdef" style:font-weight-asian="bold" style:font-weight-complex="bold"/>
    </style:style>
    <style:style style:name="T12" style:family="text">
      <style:text-properties fo:font-weight="bold" officeooo:rsid="00422d04" style:font-weight-asian="bold" style:font-weight-complex="bold"/>
    </style:style>
    <style:style style:name="T13" style:family="text">
      <style:text-properties fo:font-weight="bold" officeooo:rsid="0043f56b" style:font-weight-asian="bold" style:font-weight-complex="bold"/>
    </style:style>
    <style:style style:name="T14" style:family="text">
      <style:text-properties officeooo:rsid="004586a9"/>
    </style:style>
    <style:style style:name="T15" style:family="text">
      <style:text-properties officeooo:rsid="004e0a8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okumentace projektu</text:p>
      <text:p text:style-name="P4">N<text:span text:style-name="T2">19-3001</text:span></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Obsah</text:p>
          </text:index-title>
          <text:p text:style-name="P48"><text:a xlink:type="simple" xlink:href="#__RefHeading___Toc2021_758941256" text:style-name="Index_20_Link" text:visited-style-name="Index_20_Link">1 Slovník pojmů<text:tab/>3</text:a></text:p>
          <text:p text:style-name="P48"><text:a xlink:type="simple" xlink:href="#__RefHeading___Toc2023_758941256" text:style-name="Index_20_Link" text:visited-style-name="Index_20_Link">2 Stručný popis<text:tab/>4</text:a></text:p>
          <text:p text:style-name="P48"><text:a xlink:type="simple" xlink:href="#__RefHeading___Toc2025_758941256" text:style-name="Index_20_Link" text:visited-style-name="Index_20_Link">3 Specifikace projektu<text:tab/>5</text:a></text:p>
          <text:p text:style-name="P49"><text:a xlink:type="simple" xlink:href="#__RefHeading___Toc1290_1303633750" text:style-name="Index_20_Link" text:visited-style-name="Index_20_Link">1 Datové struktury<text:tab/>5</text:a></text:p>
          <text:p text:style-name="P48"><text:a xlink:type="simple" xlink:href="#__RefHeading___Toc2027_758941256" text:style-name="Index_20_Link" text:visited-style-name="Index_20_Link">4 Analýza rizik<text:tab/>6</text:a></text:p>
          <text:p text:style-name="P48"><text:a xlink:type="simple" xlink:href="#__RefHeading___Toc2029_758941256" text:style-name="Index_20_Link" text:visited-style-name="Index_20_Link">5 Časový harmonogram<text:tab/>9</text:a></text:p>
          <text:p text:style-name="P48"><text:a xlink:type="simple" xlink:href="#__RefHeading___Toc2033_758941256" text:style-name="Index_20_Link" text:visited-style-name="Index_20_Link">6 TODO<text:tab/>10</text:a></text:p>
          <text:p text:style-name="P48"><text:a xlink:type="simple" xlink:href="#__RefHeading___Toc2035_758941256" text:style-name="Index_20_Link" text:visited-style-name="Index_20_Link">7 DONE<text:tab/>11</text:a></text:p>
          <text:p text:style-name="P48"><text:a xlink:type="simple" xlink:href="#__RefHeading___Toc2031_758941256" text:style-name="Index_20_Link" text:visited-style-name="Index_20_Link">8 Použité technologie<text:tab/>12</text:a></text:p>
        </text:index-body>
      </text:table-of-content>
      <text:p text:style-name="P3"/>
      <text:h text:style-name="P50" text:outline-level="1"><text:bookmark-start text:name="__RefHeading___Toc2021_758941256"/>Slovník pojmů<text:bookmark-end text:name="__RefHeading___Toc2021_758941256"/></text:h>
      <table:table table:name="Tabulka3" table:style-name="Tabulka3">
        <table:table-column table:style-name="Tabulka3.A"/>
        <table:table-column table:style-name="Tabulka3.B"/>
        <table:table-row>
          <table:table-cell table:style-name="Tabulka3.A1" office:value-type="string">
            <text:p text:style-name="P21">Shopfloor <text:span text:style-name="T1">(MES)</text:span></text:p>
          </table:table-cell>
          <table:table-cell table:style-name="Tabulka3.B1" office:value-type="string">
            <text:p text:style-name="P22">server pro řízení aktivit a sběr dat výrobních strojů</text:p>
          </table:table-cell>
        </table:table-row>
        <table:table-row>
          <table:table-cell table:style-name="Tabulka3.A2" office:value-type="string">
            <text:p text:style-name="P43">Snap7 </text:p>
          </table:table-cell>
          <table:table-cell table:style-name="Tabulka3.B2" office:value-type="string">
            <text:p text:style-name="P38">knihovna implementující protokol S7 communication, pro vzdálené čtení paměti PLC</text:p>
          </table:table-cell>
        </table:table-row>
        <table:table-row>
          <table:table-cell table:style-name="Tabulka3.A2" office:value-type="string">
            <text:p text:style-name="P45">Prioritní fronta</text:p>
          </table:table-cell>
          <table:table-cell table:style-name="Tabulka3.B2" office:value-type="string">
            <text:p text:style-name="P39">datová struktura typu FIFO s prioritním výběrem (nezáleží jen na pořadí ale také na prioritě)</text:p>
          </table:table-cell>
        </table:table-row>
        <table:table-row>
          <table:table-cell table:style-name="Tabulka3.A2" office:value-type="string">
            <text:p text:style-name="P44">S7 communication</text:p>
          </table:table-cell>
          <table:table-cell table:style-name="Tabulka3.B2" office:value-type="string">
            <text:p text:style-name="P41">Komunikační protokol umožňující synchronizaci hodnot proměnných v paměti PLC s jiným zařízením</text:p>
          </table:table-cell>
        </table:table-row>
        <table:table-row>
          <table:table-cell table:style-name="Tabulka3.A2" office:value-type="string">
            <text:p text:style-name="P47">Curing buffer</text:p>
          </table:table-cell>
          <table:table-cell table:style-name="Tabulka3.B2" office:value-type="string">
            <text:p text:style-name="P42">Vytvrzovací zásobník pro zrání skel s naneseným primerem </text:p>
          </table:table-cell>
        </table:table-row>
        <table:table-row>
          <table:table-cell table:style-name="Tabulka3.A2" office:value-type="string">
            <text:p text:style-name="P46">primer</text:p>
          </table:table-cell>
          <table:table-cell table:style-name="Tabulka3.B2" office:value-type="string">
            <text:p text:style-name="P42">Chemikálie upravující adhezivní schopnosti lepidla k lepeným povrchům</text:p>
          </table:table-cell>
        </table:table-row>
      </table:table>
      <text:p text:style-name="P40"/>
      <text:p text:style-name="P37"/>
      <text:h text:style-name="P51" text:outline-level="1"><text:bookmark-start text:name="__RefHeading___Toc2023_758941256"/>Stručný popis<text:bookmark-end text:name="__RefHeading___Toc2023_758941256"/></text:h>
      <text:p text:style-name="P17">Účelem lepící stanice je příprava skel a nanášení lepidla pro montáž na dveře aut různých typů. Tyto dveře jsou postupně montovány (manofakturně) na jednotlivých stanicích, mezi kterými jsou přenášeny pomocí dopravníkového pásu.</text:p>
      <text:p text:style-name="P13">Lepící stanice (stejně jako všechny ostatní stanice) je zapojena do hierarchického řídícího systému, na jehož vrcholu je MES server, předávající do řídícího PLC instrukce/informace.</text:p>
      <text:p text:style-name="P13">Na lince z pohledu řízení výrobního procesu pracují tři nezávislé pracovní cykly, které se mohou vykonávat současně:</text:p>
      <text:list xml:id="list2704718963" text:style-name="L1">
        <text:list-item>
          <text:p text:style-name="P59">Vstupní sekvence – vložení okna do systému, aplikace primeru</text:p>
        </text:list-item>
        <text:list-item>
          <text:p text:style-name="P59">Fronta připravených skel – buffer pro zrání primeru</text:p>
        </text:list-item>
        <text:list-item>
          <text:p text:style-name="P59">Aplikační sekvence</text:p>
        </text:list-item>
        <text:list-item>
          <text:p text:style-name="P60">Vyhození vadného skla</text:p>
        </text:list-item>
      </text:list>
      <text:p text:style-name="P16"><text:span text:style-name="T10">Celá operace lepení je synchronizována za pomocí MES serveru. S PLC lepící stanice MES server komunikuje pomocí </text:span><text:span text:style-name="T11">S7 communication</text:span><text:span text:style-name="T3"> </text:span><text:span text:style-name="T10">protokolu s předem definovanou datovou strukturou.</text:span></text:p>
      <text:p text:style-name="P14">MES server průběžně posílá odvolávky na očekávaná skla, která půjdou do produkce/lepení, <text:span text:style-name="T14">která získává ze serveru VW</text:span>. Těchto odvolávek může být až 800-1000. To znamená, že je nutné průběžně vytvářet a udržovat frontu těchto požadavků v paměti PLC.</text:p>
      <text:p text:style-name="P15">Podle této fronty operátor na vstupu vkládá postupně sklad určitého typu do lepící stanice pro přípravu na lepení. Sklo se musí nejprve zkontrolovat zda se jedná o požadovaný typ, nanést primer podle šablony a nechat toto sklo vyzrát v <text:span text:style-name="T12">Curing buffer</text:span><text:span text:style-name="T13">u</text:span><text:span text:style-name="T4">. </text:span></text:p>
      <text:p text:style-name="P61">Po vyzrání v curing bufferu je sklo připraveno na aplikaci lepidla a následné nalepení na dveře. K tomu dojde opět na základě požadavku z MES serveru. MES server průběžně dostává informace o typech vyráběných dveří na jednotlivých výrobních stanicích předcházející tuto lepící. V případě že na předchozí stanici dojde k odeslání dveří připravených na lepení skla, dojde k poslání signálu trigger s informacemi jaké sklo bude lepeno. Na základě tohoto signálu dojde k zahájení lepícího cyklu kdy se nejprve zjisti kde v curing bufferu se nacházejí požadovaná okna a ověří se zda jsou již vyzrálá. Následně se vezme to co je tam nejdéle přenese se na lepící stůl jde na něj robot nanese lepidlo následně jej druhý robot předá na výstup.</text:p>
      <text:p text:style-name="P62">V případě že dojde k poničení sklad v lepící stanici a nedojde k jeho nalepení na dveře, je nutné cyklus lepení opakovat s náhradním sklem, které by mělo být do zásoby připravené (vyzrálé) v curing bufferu. Zároveň je vytvořen prioritní požadavek na vložení nového skla do lepící stanice. Pokud zrovna půjde více dveří se stejnými okny za sebou a dojde k rozbití u jednoho z nich, nebude již v curing buffer připraveno další sklo do zásoby a bude se muset čekat na vyzrání nového sklad. Tento případ je nutné oznámit obsluze na výstupu.</text:p>
      <text:h text:style-name="P51" text:outline-level="1"><text:bookmark-start text:name="__RefHeading___Toc2025_758941256"/>Specifikace projektu<text:bookmark-end text:name="__RefHeading___Toc2025_758941256"/></text:h>
      <text:h text:style-name="P54" text:outline-level="2"><text:bookmark-start text:name="__RefHeading___Toc1290_1303633750"/>Datové struktury<text:bookmark-end text:name="__RefHeading___Toc1290_1303633750"/></text:h>
      <text:h text:style-name="P55" text:outline-level="3">priority_queue</text:h>
      <text:p text:style-name="P18">Struktura popisující data prioritní fronty:</text:p>
      <text:list xml:id="list2290828092" text:style-name="L2">
        <text:list-item>
          <text:p text:style-name="P63">Array of queue_node [0...999] queue_array</text:p>
        </text:list-item>
        <text:list-item>
          <text:p text:style-name="P63">int size</text:p>
        </text:list-item>
        <text:list-item>
          <text:p text:style-name="P63">int max</text:p>
        </text:list-item>
      </text:list>
      <text:h text:style-name="P55" text:outline-level="3">queue_node</text:h>
      <text:p text:style-name="P18">Struktura popisující kontejnerový uzel, který umožňuje popisovat a strukturovat uložená data</text:p>
      <text:list xml:id="list3323883197" text:style-name="L3">
        <text:list-item>
          <text:p text:style-name="P64">glass_info glass</text:p>
        </text:list-item>
        <text:list-item>
          <text:p text:style-name="P64">bool allocated</text:p>
        </text:list-item>
        <text:list-item>
          <text:p text:style-name="P64">byte priority</text:p>
        </text:list-item>
      </text:list>
      <text:h text:style-name="P55" text:outline-level="3">glass_info</text:h>
      <text:p text:style-name="P18">Struktura obsahující veškeré informace o skle, které bude nebo je jich zpracovávané</text:p>
      <text:h text:style-name="P55" text:outline-level="3">input_glass_order_list</text:h>
      <text:p text:style-name="P18">Struktura, která slouží k organizaci prvních N skel uložených v prioritní frontě, které jsou zobrazeny operátorovi na HMI včetně rozlišení priority</text:p>
      <text:list xml:id="list155011977708427" text:continue-list="list2290828092" text:style-name="L2">
        <text:list-item>
          <text:p text:style-name="P63">Array of queue_node [0...N] glass_order_list</text:p>
        </text:list-item>
      </text:list>
      <text:h text:style-name="P56" text:outline-level="3">mes_plc_struct</text:h>
      <text:p text:style-name="P19">Struktura s proměnnými pro komunikaci s MES serverem, které zapisuje PLC</text:p>
      <text:h text:style-name="P56" text:outline-level="3">mes_server_struct</text:h>
      <text:p text:style-name="P19">Struktura s proměnnými pro komunikaci s MES serverem, které zapisuje MES server.</text:p>
      <text:h text:style-name="P57" text:outline-level="3">curing_buffer_struct</text:h>
      <text:p text:style-name="P20">Struktura obsahující datové položky pro práci s curing bufferem a jednodušší členění do pod-funkcí.</text:p>
      <text:h text:style-name="P51" text:outline-level="1"><text:bookmark-start text:name="__RefHeading___Toc2027_758941256"/>Analýza rizik<text:bookmark-end text:name="__RefHeading___Toc2027_758941256"/></text:h>
      <table:table table:name="Tabulka2" table:style-name="Tabulka2">
        <table:table-column table:style-name="Tabulka2.A"/>
        <table:table-column table:style-name="Tabulka2.B"/>
        <table:table-column table:style-name="Tabulka2.C"/>
        <table:table-row>
          <table:table-cell table:style-name="Tabulka2.A1" office:value-type="string">
            <text:p text:style-name="P32">Problém</text:p>
          </table:table-cell>
          <table:table-cell table:style-name="Tabulka2.A1" office:value-type="string">
            <text:p text:style-name="P32">Prevence</text:p>
          </table:table-cell>
          <table:table-cell table:style-name="Tabulka2.C1" office:value-type="string">
            <text:p text:style-name="P32">Řešení</text:p>
          </table:table-cell>
        </table:table-row>
        <table:table-row>
          <table:table-cell table:style-name="Tabulka2.A2" office:value-type="string">
            <text:p text:style-name="P32">Problémy s programováním robotů</text:p>
          </table:table-cell>
          <table:table-cell table:style-name="Tabulka2.A2" office:value-type="string">
            <text:p text:style-name="P25">Studium programování robotu na straně PLC, případná komunikace s Tomášem/Pavlem</text:p>
          </table:table-cell>
          <table:table-cell table:style-name="Tabulka2.C2" office:value-type="string">
            <text:p text:style-name="P25">Technická podpora od Tomáše/Pavla</text:p>
          </table:table-cell>
        </table:table-row>
        <table:table-row>
          <table:table-cell table:style-name="Tabulka2.A2" office:value-type="string">
            <text:p text:style-name="P32">Projekt bude mít zpoždění při konstrukci</text:p>
          </table:table-cell>
          <table:table-cell table:style-name="Tabulka2.A2" office:value-type="string">
            <text:p text:style-name="P25">Já to neovlivním</text:p>
          </table:table-cell>
          <table:table-cell table:style-name="Tabulka2.C2" office:value-type="string">
            <text:p text:style-name="P25">Příprava struktury projektu pomocí jednotkových testů a simulátoru</text:p>
          </table:table-cell>
        </table:table-row>
        <table:table-row>
          <table:table-cell table:style-name="Tabulka2.A2" office:value-type="string">
            <text:p text:style-name="P32">Simulátor nebude fungovat včas</text:p>
          </table:table-cell>
          <table:table-cell table:style-name="Tabulka2.A2" office:value-type="string">
            <text:p text:style-name="P25">Naplánovat architekturu, prostudovat problematiku</text:p>
          </table:table-cell>
          <table:table-cell table:style-name="Tabulka2.C2" office:value-type="string">
            <text:p text:style-name="P28">Pokud bude pozdě na jeho dodělání je nutné pokračovat bez něj a vše otestovat až v Německu</text:p>
          </table:table-cell>
        </table:table-row>
        <table:table-row>
          <table:table-cell table:style-name="Tabulka2.A2" office:value-type="string">
            <text:p text:style-name="P32">Simulátor nebude fungovat správně</text:p>
          </table:table-cell>
          <table:table-cell table:style-name="Tabulka2.A2" office:value-type="string">
            <text:p text:style-name="P25">Jedná se o klíčový požadavek, je nutné vše ověřit pomocí testů,</text:p>
          </table:table-cell>
          <table:table-cell table:style-name="Tabulka2.C2" office:value-type="string">
            <text:p text:style-name="P28">Dozvím se to až v Německu, kde bude třeba komunikaci opravit podle zkutečných parametrů</text:p>
          </table:table-cell>
        </table:table-row>
        <table:table-row table:style-name="Tabulka2.6">
          <table:table-cell table:style-name="Tabulka2.A2" office:value-type="string">
            <text:p text:style-name="P32">Roboti nebudou naprogramované včas</text:p>
          </table:table-cell>
          <table:table-cell table:style-name="Tabulka2.A2" office:value-type="string">
            <text:p text:style-name="P25">Já to neovlivním</text:p>
          </table:table-cell>
          <table:table-cell table:style-name="Tabulka2.C2" office:value-type="string">
            <text:p text:style-name="P25">Vše připravit v simulovaném prostředí</text:p>
          </table:table-cell>
        </table:table-row>
        <table:table-row table:style-name="Tabulka2.6">
          <table:table-cell table:style-name="Tabulka2.A2" office:value-type="string">
            <text:p text:style-name="P32">Mechanické poškození při programování</text:p>
          </table:table-cell>
          <table:table-cell table:style-name="Tabulka2.A2" office:value-type="string">
            <text:p text:style-name="P25">Otestovat každý dílčí algoritmus, vytvářet obecné a testovatelné algoritmy</text:p>
          </table:table-cell>
          <table:table-cell table:style-name="Tabulka2.C2" office:value-type="string">
            <text:p text:style-name="P25">Průšvih, <text:span text:style-name="T9">je nutné řešit</text:span></text:p>
          </table:table-cell>
        </table:table-row>
        <table:table-row table:style-name="Tabulka2.6">
          <table:table-cell table:style-name="Tabulka2.A2" office:value-type="string">
            <text:p text:style-name="P32">V otestovaném algoritmu se nachází chyba</text:p>
          </table:table-cell>
          <table:table-cell table:style-name="Tabulka2.A2" office:value-type="string">
            <text:p text:style-name="P25">Je požadované správné pochopení problému, čitelná implementace a vhodné testovací případy</text:p>
          </table:table-cell>
          <table:table-cell table:style-name="Tabulka2.C2" office:value-type="string">
            <text:p text:style-name="P25">Je nutné postupovat při implementaci každého dílčího algoritmu pomalu a opatrně</text:p>
          </table:table-cell>
        </table:table-row>
        <table:table-row table:style-name="Tabulka2.6">
          <table:table-cell table:style-name="Tabulka2.A2" office:value-type="string">
            <text:p text:style-name="P32">Technický problém se kterým jsem se ještě nesetkal</text:p>
          </table:table-cell>
          <table:table-cell table:style-name="Tabulka2.A2" office:value-type="string">
            <text:p text:style-name="P25">Detailní studium požadavků na programování a předběžná příprava</text:p>
          </table:table-cell>
          <table:table-cell table:style-name="Tabulka2.C2" office:value-type="string">
            <text:p text:style-name="P25">Technická podpora od Tomáše/Pavla</text:p>
          </table:table-cell>
        </table:table-row>
        <table:table-row table:style-name="Tabulka2.6">
          <table:table-cell table:style-name="Tabulka2.A2" office:value-type="string">
            <text:p text:style-name="P32">Jazyková bariéra způsobí nepochopení požadavků</text:p>
          </table:table-cell>
          <table:table-cell table:style-name="Tabulka2.A2" office:value-type="string">
            <text:p text:style-name="P25">Je vyžadována průběžná komunikace a ujištění pochopení zadání na vzorových operacích, </text:p>
          </table:table-cell>
          <table:table-cell table:style-name="Tabulka2.C2" office:value-type="string">
            <text:p text:style-name="P25">Rychlá oprava a ujištění, že je vše podle zadání, tvorba snadno a rychle modifikovatelné architektury</text:p>
          </table:table-cell>
        </table:table-row>
        <table:table-row table:style-name="Tabulka2.6">
          <table:table-cell table:style-name="Tabulka2.A2" office:value-type="string">
            <text:p text:style-name="P32">Stroj nebude komunikovat po zprovoznění v Německu</text:p>
          </table:table-cell>
          <table:table-cell table:style-name="Tabulka2.A2" office:value-type="string">
            <text:p text:style-name="P28">Vše vyzkoušet na dílně BK, překontrolovat a ověřit správnost nastavení</text:p>
          </table:table-cell>
          <table:table-cell table:style-name="Tabulka2.C2" office:value-type="string">
            <text:p text:style-name="P28">Překontrolovat nastavení, konzultace s německými kolegy</text:p>
          </table:table-cell>
        </table:table-row>
        <table:table-row table:style-name="Tabulka2.6">
          <table:table-cell table:style-name="Tabulka2.A2" office:value-type="string">
            <text:p text:style-name="P33">Na stroji budou stále pracovat mechanici a nebude možné na něm pracovat a testovat</text:p>
          </table:table-cell>
          <table:table-cell table:style-name="Tabulka2.A2" office:value-type="string">
            <text:p text:style-name="P25">Já to neovlivním</text:p>
          </table:table-cell>
          <table:table-cell table:style-name="Tabulka2.C2" office:value-type="string">
            <text:p text:style-name="P28">Pomocí jednotkových testů připravit celou architekturu pro dobu kdy bude možné na stroji pracovat, střídání na stroji, </text:p>
          </table:table-cell>
        </table:table-row>
        <table:table-row table:style-name="Tabulka2.6">
          <table:table-cell table:style-name="Tabulka2.A2" office:value-type="string">
            <text:p text:style-name="P34"><text:span text:style-name="T8">Zt</text:span>ráta dat</text:p>
          </table:table-cell>
          <table:table-cell table:style-name="Tabulka2.A2" office:value-type="string">
            <text:p text:style-name="P29">Vytvářet průběžné obnovitelné <text:span text:style-name="T7">denní </text:span>zálohy</text:p>
          </table:table-cell>
          <table:table-cell table:style-name="Tabulka2.C2" office:value-type="string">
            <text:p text:style-name="P29">Obnovení zálohy</text:p>
          </table:table-cell>
        </table:table-row>
        <table:table-row table:style-name="Tabulka2.6">
          <table:table-cell table:style-name="Tabulka2.A2" office:value-type="string">
            <text:p text:style-name="P35">Porucha počítače</text:p>
          </table:table-cell>
          <table:table-cell table:style-name="Tabulka2.A2" office:value-type="string">
            <text:p text:style-name="P26">Já to neovlivním</text:p>
          </table:table-cell>
          <table:table-cell table:style-name="Tabulka2.C2" office:value-type="string">
            <text:p text:style-name="P30">Je nutné rychle pořídit nový a nastavit požadované prostředí a nástroje, než bude k dispozici nový, je nutné používat erární s obnovitelnou zálohou <text:soft-page-break/>zdrojových dat</text:p>
          </table:table-cell>
        </table:table-row>
        <table:table-row table:style-name="Tabulka2.6">
          <table:table-cell table:style-name="Tabulka2.A2" office:value-type="string">
            <text:p text:style-name="P36">Část stroje nebude fungovat správně a je nutné ji opravit, upravit, vyměnit, ...</text:p>
          </table:table-cell>
          <table:table-cell table:style-name="Tabulka2.A2" office:value-type="string">
            <text:p text:style-name="P27">Já to neovlivním</text:p>
          </table:table-cell>
          <table:table-cell table:style-name="Tabulka2.C2" office:value-type="string">
            <text:p text:style-name="P31">Vytvářet testovatelné zdrojové kódy, které budu moct vyvíjet i bez stroje</text:p>
          </table:table-cell>
        </table:table-row>
      </table:table>
      <text:p text:style-name="P5"/>
      <text:p text:style-name="P1"/>
      <text:h text:style-name="P51" text:outline-level="1"><text:bookmark-start text:name="__RefHeading___Toc2029_758941256"/>Časový harmonogram<text:bookmark-end text:name="__RefHeading___Toc2029_758941256"/></text:h>
      <table:table table:name="Tabulka1" table:style-name="Tabulka1">
        <table:table-column table:style-name="Tabulka1.A"/>
        <table:table-column table:style-name="Tabulka1.B"/>
        <table:table-row>
          <table:table-cell table:style-name="Tabulka1.A1" office:value-type="string">
            <text:p text:style-name="P24">Datum</text:p>
          </table:table-cell>
          <table:table-cell table:style-name="Tabulka1.B1" office:value-type="string">
            <text:p text:style-name="P24">Aktivita</text:p>
          </table:table-cell>
        </table:table-row>
        <table:table-row>
          <table:table-cell table:style-name="Tabulka1.A2" office:value-type="string">
            <text:p text:style-name="P10">2. až 6.12.2019</text:p>
          </table:table-cell>
          <table:table-cell table:style-name="Tabulka1.B2" office:value-type="string">
            <text:p text:style-name="P9">Návrh a realizace testovacícho frameworku pro PLC siemens</text:p>
          </table:table-cell>
        </table:table-row>
        <table:table-row>
          <table:table-cell table:style-name="Tabulka1.A2" office:value-type="string">
            <text:p text:style-name="P11">12. až 16.12.2019</text:p>
          </table:table-cell>
          <table:table-cell table:style-name="Tabulka1.B2" office:value-type="string">
            <text:p text:style-name="P7">návrh programování simulátoru MES serveru a návrh struktury komunikace pro výrobní linku</text:p>
          </table:table-cell>
        </table:table-row>
        <table:table-row>
          <table:table-cell table:style-name="Tabulka1.A2" office:value-type="string">
            <text:p text:style-name="P7">2. až 10.1.2020</text:p>
          </table:table-cell>
          <table:table-cell table:style-name="Tabulka1.B2" office:value-type="string">
            <text:p text:style-name="P7">plánování logiky řízení procesu z MES serveru, založení projektu</text:p>
          </table:table-cell>
        </table:table-row>
        <table:table-row>
          <table:table-cell table:style-name="Tabulka1.A2" office:value-type="string">
            <text:p text:style-name="P7">13. až 17.1.2020</text:p>
          </table:table-cell>
          <table:table-cell table:style-name="Tabulka1.B2" office:value-type="string">
            <text:p text:style-name="P7">návrh fungování zbylých komponent linky, robot</text:p>
          </table:table-cell>
        </table:table-row>
        <table:table-row>
          <table:table-cell table:style-name="Tabulka1.A2" office:value-type="string">
            <text:p text:style-name="P7">20. až 31.1.2020</text:p>
          </table:table-cell>
          <table:table-cell table:style-name="Tabulka1.B2" office:value-type="string">
            <text:p text:style-name="P12"><text:span text:style-name="T5">příprava základní struktury programu, </text:span><text:span text:style-name="T6">jednotkové</text:span><text:span text:style-name="T5"> testování, prototypování, nastavení linky</text:span></text:p>
          </table:table-cell>
        </table:table-row>
        <table:table-row>
          <table:table-cell table:style-name="Tabulka1.A2" office:value-type="string">
            <text:p text:style-name="P8">3. až 14.2.2020</text:p>
          </table:table-cell>
          <table:table-cell table:style-name="Tabulka1.B2" office:value-type="string">
            <text:p text:style-name="P8">Sestavování projektu, implementace, integrační a systémové testování</text:p>
          </table:table-cell>
        </table:table-row>
        <table:table-row>
          <table:table-cell table:style-name="Tabulka1.A2" office:value-type="string">
            <text:p text:style-name="P8">17. až 21.2. 2020</text:p>
          </table:table-cell>
          <table:table-cell table:style-name="Tabulka1.B2" office:value-type="string">
            <text:p text:style-name="P8">Zátěžové, a akceptační testování</text:p>
          </table:table-cell>
        </table:table-row>
      </table:table>
      <text:p text:style-name="P6"/>
      <text:p text:style-name="P6"/>
      <text:p text:style-name="P6"/>
      <text:h text:style-name="P52" text:outline-level="1"><text:bookmark-start text:name="__RefHeading___Toc2033_758941256"/>TODO<text:bookmark-end text:name="__RefHeading___Toc2033_758941256"/></text:h>
      <text:list xml:id="list2689795714" text:style-name="L4">
        <text:list-item>
          <text:p text:style-name="P65">Namapovat vstupy a výstupy stroje</text:p>
        </text:list-item>
        <text:list-item>
          <text:p text:style-name="P65">Vytvořit safety program</text:p>
        </text:list-item>
        <text:list-item>
          <text:p text:style-name="P66">Analýza výrobního procesu</text:p>
        </text:list-item>
        <text:list-item>
          <text:p text:style-name="P68">návrh datové struktury/knihovny pro vstupní otoční stůl</text:p>
        </text:list-item>
        <text:list-item>
          <text:p text:style-name="P68">návrh datové struktury/knihovny pro curing buffer</text:p>
        </text:list-item>
        <text:list-item>
          <text:p text:style-name="P69">návrh datové struktury/knihovny pro komunikaci s MES serverem</text:p>
        </text:list-item>
        <text:list-item>
          <text:p text:style-name="P69">návrh datové struktury/knihovny pro zobrazování prvních N datových záznamů skel s prioritním výběrem (filtrování)</text:p>
        </text:list-item>
        <text:list-item>
          <text:p text:style-name="P71">vytvořit simulátor MES komunikace</text:p>
        </text:list-item>
        <text:list-item>
          <text:p text:style-name="P71">navrhnout architekturu softwarového projektu</text:p>
        </text:list-item>
        <text:list-item>
          <text:p text:style-name="P74">vytvořit specifikaci požadavků</text:p>
        </text:list-item>
      </text:list>
      <text:h text:style-name="P52" text:outline-level="1"><text:bookmark-start text:name="__RefHeading___Toc2035_758941256"/>DONE<text:bookmark-end text:name="__RefHeading___Toc2035_758941256"/></text:h>
      <text:list xml:id="list512934676" text:style-name="L5">
        <text:list-item>
          <text:p text:style-name="P67">návrh datové struktury/knihovny pro prioritní frontu</text:p>
        </text:list-item>
        <text:list-item>
          <text:p text:style-name="P75">vytvořit časový plán</text:p>
        </text:list-item>
        <text:list-item>
          <text:p text:style-name="P75">analyzovat rizika</text:p>
        </text:list-item>
        <text:list-item>
          <text:p text:style-name="P72">Založit projekt</text:p>
        </text:list-item>
        <text:list-item>
          <text:p text:style-name="P73">vytvořit testovací framework pro PLC systém</text:p>
        </text:list-item>
      </text:list>
      <text:h text:style-name="P53" text:outline-level="1">Poznámky</text:h>
      <text:list xml:id="list2105734105" text:style-name="L6">
        <text:list-item>
          <text:p text:style-name="P70">Co se stane když se stanice vypne a fronta záznamů nebude prázdná? Následkem toho by došlo ke ztrátě uložených dat a bylo by nutné vše znovu poslat. <text:span text:style-name="T15">Problém by pak nastal zjistit, která skla jsou v curing bufferu a jaká je jejich expirace → po ztrátě spojení MES server pošle veškeré nezpracované záznamy opět na stanici, záznamy v curing bufferu jsou uloženy do retain paměti a je nutné je pouze spárovat se vstupními daty</text:span></text:p>
        </text:list-item>
        <text:list-item>
          <text:p text:style-name="P76">Co se má stát v případě, že sklo v curing bufferu je expirované, musí se odebrat pryč, aby neblokovalo volnou pozici pro vložení jiného skla, kdy se to má udělat, má se to udělat automaticky?</text:p>
        </text:list-item>
        <text:list-item>
          <text:p text:style-name="P77">Je třeba vytvořit funkci na manuální vyjmutí skla z curing bufferu s pomocí robota</text:p>
        </text:list-item>
        <text:list-item>
          <text:p text:style-name="P77">Co má stanice dělat když nemá spojení s MES serverem?</text:p>
        </text:list-item>
        <text:list-item>
          <text:p text:style-name="P77">Vytvořit dva režimy práce stanice: s MES serverem a bez MES serveru</text:p>
        </text:list-item>
      </text:list>
      <text:h text:style-name="P51" text:outline-level="1"><text:bookmark-start text:name="__RefHeading___Toc2031_758941256"/>Použité technologie<text:bookmark-end text:name="__RefHeading___Toc2031_758941256"/></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25ace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2T09:18:45.294000000</meta:creation-date>
    <meta:generator>LibreOffice/6.3.4.2$Windows_X86_64 LibreOffice_project/60da17e045e08f1793c57c00ba83cdfce946d0aa</meta:generator>
    <dc:date>2020-01-08T15:50:10.149000000</dc:date>
    <meta:editing-duration>P2DT12H45M41S</meta:editing-duration>
    <meta:editing-cycles>33</meta:editing-cycles>
    <meta:document-statistic meta:table-count="3" meta:image-count="0" meta:object-count="0" meta:page-count="13" meta:paragraph-count="148" meta:word-count="1322" meta:character-count="8651" meta:non-whitespace-character-count="7518"/>
  </office:meta>
</office:document-meta>
</file>